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Betreft: <text:span text:style-name="T1">startnota GRUP Durmevallei fase 2</text:span></text:p>
      <text:p text:style-name="Text_20_body"><text:span text:style-name="T1">Groen</text:span>, afdeling Waasmunster, formuleert volgende bezwaren:</text:p>
      <text:list text:style-name="L1">
        <text:list-item>
          <text:p text:style-name="P1">fase 2 wordt opgestart zonder de evaluatierapporten van fase 1 af te wachten. Fase 1 is zelfs nog niet afgewerkt. Zie Vlaams Parlement, Commissievergadering 16 oktober 2005</text:p>
        </text:list-item>
      </text:list>
      <text:p text:style-name="First_20_paragraph"><text:span text:style-name="T2">De beslissing over een tweede fase is nog niet aan de orde, want die is afhankelijk van de resultaten van de monitoring op het vlak van veiligheid en natuurlijkheid.</text:span></text:p>
      <text:list text:style-name="L2">
        <text:list-item>
          <text:p text:style-name="P2">Gebieden waar "estuariene natuur" kan gerealiseerd worden (Sombeekse meersen en polder van Waasmunster): dit stemt niet overeen met de doelstellingen van het GRUP, met name:</text:p>
        </text:list-item>
      </text:list>
      <text:p text:style-name="First_20_paragraph"><text:span text:style-name="T2">Het behoud en de versterking van het gevarieerde, halfopen valleilandschap van de vallei van de Beneden-Durme met ruimte voor landbouw, natuur en bos en met ruimte voor waterberging.</text:span></text:p>
      <text:p text:style-name="Text_20_body">Het Sigmaplan, op basis van berekeningen in 2003, kent aan deze gebieden geen veiligheidsfunctie toe. Op verzoek van de Vlaamse Overheid heeft Prof. P. Willems, KU Leuven, in 2014 een nieuwe studie verricht, waarbij hij pleit voor 4000 ha extra bergingscapaciteit, gezien de toename van de zeewaterspiegel.</text:p>
      <text:p text:style-name="Text_20_body">Estuariene natuur, zijnde blootstelling aan eb en vloed, heeft onvermijdelijk opslibbing (verzanding) als gevolg, het verlies aan waterbergend vermogen neemt zienderogen toe (zie Fasseitpolder in Bazel). Het resultaat op langere termijn is wilgenvloedbos, dat slechts bij stormtij nog bevloeid wordt.</text:p>
      <text:p text:style-name="Text_20_body">Het streven naar meer biodiversiteit kan misschien beter ingevuld worden door gecontroleerde verwildering en vernatting (wetlands), afgewisseld met ecologisch verantwoorde landbouwzones, waarbij landbouwers kunnen rekenen op technische en financiële ondersteuning. Aldus wordt het huidige waterbergend vermogen behouden.</text:p>
      <text:p text:style-name="Text_20_body">Tenslotte wijzen wij nog op de belangrijke recreatieve functie van de Durmevallei en dringen wij aan op het behoud van de fietsverbinding op de linkeroever tussen de Durmebrug in Waasmunster en de Koolpu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
    <dc:description/>
    <dc:subject/>
    <meta:keyword/>
    <meta:initial-creator/>
    <dc:creator/>
    <meta:creation-date>2022-05-24T18:34:33Z</meta:creation-date>
    <dc:date>2022-05-24T18:34:33Z</dc:date>
  </office:meta>
</office:document-meta>
</file>